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884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884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884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884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884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884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884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884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884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884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884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884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884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884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884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884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884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oisès Abraham Rodrìguez Rui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6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5206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aron Yrain Rodriguez Luc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6116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0.2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3" meta:non-whitespace-character-count="1005"/>
    <meta:template xlink:type="simple" xlink:actuate="onRequest" xlink:title="Normal" xlink:href=""/>
  </office:meta>
</office:document-meta>
</file>